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 Medium" fo:font-size="15pt" fo:font-weight="bold" officeooo:rsid="001a8139" officeooo:paragraph-rsid="001a813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1ae415" officeooo:paragraph-rsid="001ae41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ira Code Medium" fo:font-size="15pt" fo:font-weight="bold" officeooo:rsid="001ae415" officeooo:paragraph-rsid="001ae415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</text:p>
      <text:p text:style-name="P2">int m = dlg (…)</text:p>
      <text:p text:style-name="P2"/>
      <text:p text:style-name="P3">Событие:</text:p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13:40:01.900247287</meta:creation-date>
    <dc:date>2025-11-08T13:40:58.139498985</dc:date>
    <meta:editing-duration>PT55S</meta:editing-duration>
    <meta:editing-cycles>2</meta:editing-cycles>
    <meta:generator>LibreOffice/25.8.1.1$Linux_X86_64 LibreOffice_project/580$Build-1</meta:generator>
    <meta:document-statistic meta:table-count="0" meta:image-count="0" meta:object-count="0" meta:page-count="1" meta:paragraph-count="3" meta:word-count="7" meta:character-count="29" meta:non-whitespace-character-count="25"/>
  </office:meta>
</office:document-meta>
</file>